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40.22mm"/>
    </style:style>
    <style:style style:name="co2" style:family="table-column">
      <style:table-column-properties fo:break-before="auto" style:column-width="37.04mm"/>
    </style:style>
    <style:style style:name="co3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Feuil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number-columns-repeated="2" office:value-type="float" office:value="664" calcext:value-type="float">
            <text:p>66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1" table:style-name="ta1">
        <table:table-column table:style-name="co3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6bd8f51f0bb0f42344f66a65ca86e692fe0f70bc</meta:generator>
    <meta:initial-creator>louis ledoux</meta:initial-creator>
    <meta:creation-date>2019-05-17T21:44:27Z</meta:creation-date>
    <dc:date>2019-05-24T16:04:17.255234245</dc:date>
    <meta:editing-duration>PT22M1S</meta:editing-duration>
    <meta:editing-cycles>4</meta:editing-cycles>
    <meta:document-statistic meta:table-count="2" meta:cell-count="31" meta:object-count="0"/>
  </office:meta>
</office:document-meta>
</file>